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Quotations">
      <style:text-properties officeooo:rsid="00159054" officeooo:paragraph-rsid="00159054"/>
    </style:style>
    <style:style style:name="P2" style:family="paragraph" style:parent-style-name="Standard">
      <style:text-properties officeooo:rsid="00159054" officeooo:paragraph-rsid="00159054"/>
    </style:style>
    <style:style style:name="P3" style:family="paragraph" style:parent-style-name="Text_20_body">
      <style:text-properties officeooo:rsid="00159054" officeooo:paragraph-rsid="00159054"/>
    </style:style>
    <style:style style:name="P4" style:family="paragraph" style:parent-style-name="Quotations">
      <style:text-properties officeooo:rsid="00159054" officeooo:paragraph-rsid="00173160"/>
    </style:style>
    <style:style style:name="P5" style:family="paragraph" style:parent-style-name="Quotations">
      <style:text-properties officeooo:rsid="00159054" officeooo:paragraph-rsid="0019d3bb"/>
    </style:style>
    <style:style style:name="P6" style:family="paragraph" style:parent-style-name="Quotations">
      <style:text-properties officeooo:paragraph-rsid="00159054"/>
    </style:style>
    <style:style style:name="P7" style:family="paragraph" style:parent-style-name="Quotations">
      <style:text-properties officeooo:paragraph-rsid="00182112"/>
    </style:style>
    <style:style style:name="P8" style:family="paragraph" style:parent-style-name="Standard">
      <style:text-properties officeooo:paragraph-rsid="00173160"/>
    </style:style>
    <style:style style:name="P9" style:family="paragraph" style:parent-style-name="Quotations">
      <style:text-properties officeooo:rsid="0019d3bb" officeooo:paragraph-rsid="0019d3bb"/>
    </style:style>
    <style:style style:name="P10" style:family="paragraph" style:parent-style-name="Quotations">
      <style:text-properties officeooo:rsid="0019d3bb" officeooo:paragraph-rsid="001bac4a"/>
    </style:style>
    <style:style style:name="P11" style:family="paragraph" style:parent-style-name="Quotations">
      <style:text-properties officeooo:rsid="001bac4a" officeooo:paragraph-rsid="001bac4a"/>
    </style:style>
    <style:style style:name="P12" style:family="paragraph" style:parent-style-name="Quotations">
      <style:text-properties officeooo:rsid="001bac4a" officeooo:paragraph-rsid="001c8aa0"/>
    </style:style>
    <style:style style:name="P13" style:family="paragraph" style:parent-style-name="Quotations">
      <style:text-properties officeooo:rsid="001c8aa0" officeooo:paragraph-rsid="001c8aa0"/>
    </style:style>
    <style:style style:name="P14" style:family="paragraph" style:parent-style-name="Quotations">
      <style:text-properties officeooo:rsid="0019d3bb" officeooo:paragraph-rsid="0019d3bb"/>
    </style:style>
    <style:style style:name="P15" style:family="paragraph" style:parent-style-name="Text_20_body">
      <loext:graphic-properties draw:fill="none"/>
      <style:paragraph-properties fo:margin-left="0.0201in" fo:margin-right="0.0201in" fo:margin-top="0.0201in" fo:margin-bottom="0.0201in" style:contextual-spacing="false" fo:line-height="115%" fo:text-indent="0.0201in" style:auto-text-indent="false" fo:background-color="transparent"/>
    </style:style>
    <style:style style:name="P16" style:family="paragraph" style:parent-style-name="Text_20_body" style:master-page-name="">
      <loext:graphic-properties draw:fill="none"/>
      <style:paragraph-properties fo:margin-left="0.0201in" fo:margin-right="0.0201in" fo:margin-top="0.0201in" fo:margin-bottom="0.0201in" style:contextual-spacing="false" fo:line-height="115%" fo:text-indent="0.0201in" style:auto-text-indent="false" style:page-number="auto" fo:background-color="transparent"/>
      <style:text-properties officeooo:paragraph-rsid="001cec3b"/>
    </style:style>
    <style:style style:name="P17" style:family="paragraph" style:parent-style-name="Text_20_body">
      <loext:graphic-properties draw:fill="none"/>
      <style:paragraph-properties fo:margin-left="0.0201in" fo:margin-right="0.0201in" fo:margin-top="0.0201in" fo:margin-bottom="0.0201in" style:contextual-spacing="false" fo:line-height="115%" fo:text-indent="0.0201in" style:auto-text-indent="false" fo:background-color="transparent"/>
      <style:text-properties officeooo:paragraph-rsid="001cec3b"/>
    </style:style>
    <style:style style:name="T1" style:family="text">
      <style:text-properties officeooo:rsid="00159054"/>
    </style:style>
    <style:style style:name="T2" style:family="text">
      <style:text-properties officeooo:rsid="00173160"/>
    </style:style>
    <style:style style:name="T3" style:family="text">
      <style:text-properties officeooo:rsid="00182112"/>
    </style:style>
    <style:style style:name="T4" style:family="text">
      <style:text-properties officeooo:rsid="0019d3bb"/>
    </style:style>
    <style:style style:name="T5" style:family="text">
      <style:text-properties officeooo:rsid="001bac4a"/>
    </style:style>
    <style:style style:name="T6" style:family="text">
      <style:text-properties officeooo:rsid="001c8aa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pertura:</text:p>
      <text:p text:style-name="P2"/>
      <text:p text:style-name="P2"/>
      <text:p text:style-name="P5">En los cimientos más íntimos de toda criatura<text:span text:style-name="T4"> </text:span>reposa un libro antiguo<text:span text:style-name="T4">.</text:span></text:p>
      <text:p text:style-name="P5">Un código sellado en silencio<text:span text:style-name="T4">. </text:span></text:p>
      <text:p text:style-name="P9">Símbolos mudos que dan forma a la materia, para crear el ser.</text:p>
      <text:p text:style-name="P5">Como si una inteligencia invisible hubiese depositado allí el recuerdo de lo que cada ser debía ser<text:span text:style-name="T4">.</text:span></text:p>
      <text:p text:style-name="P5"><text:span text:style-name="T4">C</text:span>ada individuo se edifica sobre este texto oculto, cumpliendo una voluntad que no conoce<text:span text:style-name="T4">,</text:span> <text:span text:style-name="T4">y</text:span> lo guía desde dentro.</text:p>
      <text:p text:style-name="P10"><text:span text:style-name="T5">Es </text:span><text:span text:style-name="T6">l</text:span>a palabra del creador. </text:p>
      <text:p text:style-name="P10">Las escrituras sagradas.</text:p>
      <text:p text:style-name="P9">Un conjuro que despierta un espiritu eterno.</text:p>
      <text:p text:style-name="P9"/>
      <text:p text:style-name="P11">Y fue asi como </text:p>
      <text:p text:style-name="P11">con simbolos indescifrables, con palabras impronunciables, <text:span text:style-name="T6">con la magia de un conocimiento imposible, </text:span>la inteligencia creadora arranco de la materia inerte al ser.</text:p>
      <text:p text:style-name="P11">Creando algo que ya no es materia, ni energia.</text:p>
      <text:p text:style-name="P11">Algo que no pertenece al dominio de lo fisico.</text:p>
      <text:p text:style-name="P13">Inteligencia.</text:p>
      <text:p text:style-name="P12"><text:span text:style-name="T6">U</text:span>n espiritu<text:span text:style-name="T6">.</text:span></text:p>
      <text:p text:style-name="P12"><text:span text:style-name="T6">Una criatura</text:span> destinad<text:span text:style-name="T6">a</text:span> a explorar el universo infinito, por toda la eternidad.</text:p>
      <text:p text:style-name="P11"/>
      <text:p text:style-name="P2"/>
      <text:p text:style-name="P6">En los cimientos más íntimos de toda criatura, en lo profundo de cada célula, reposa un libro antiguo que nadie escribió, y que sin embargo ha sido leído mil<text:span text:style-name="T1">es de</text:span> millones de veces.<text:line-break/>Un código sellado en silencio que se obedece con absoluta devoción.</text:p>
      <text:p text:style-name="P1"><text:soft-page-break/>Como si una inteligencia invisible hubiese depositado allí el recuerdo de lo que cada ser debe ser, cada individuo se edifica sobre este texto oculto, cumpliendo una voluntad que no conoce pero que lo guía desde dentro.</text:p>
      <text:p text:style-name="P1"/>
      <text:p text:style-name="Horizontal_20_Line"/>
      <text:p text:style-name="Text_20_body"/>
      <text:p text:style-name="P6">símbolos mudos que transforman la materia en forma, la forma en ser, el ser en historia.</text:p>
      <text:p text:style-name="Horizontal_20_Line"/>
      <text:p text:style-name="P7">Nadie es copia de otro.</text:p>
      <text:p text:style-name="P7"><text:span text:style-name="T3">P</text:span>áginas distintas de una misma obra<text:span text:style-name="T3">. Exploraciones N</text:span>uevas de una inteligencia que <text:span text:style-name="T3">busca</text:span><text:span text:style-name="T1"> y </text:span>aprende.</text:p>
      <text:p text:style-name="P6">Cada nacimiento es una revelación.<text:line-break/><text:span text:style-name="T1">Y c</text:span>ada individuo, un intento del universo por decir algo que aún no ha dicho.</text:p>
      <text:p text:style-name="Horizontal_20_Line"/>
      <text:p text:style-name="Text_20_body"/>
      <text:p text:style-name="Text_20_body"/>
      <text:p text:style-name="Horizontal_20_Line"/>
      <text:p text:style-name="P3">Cierre:</text:p>
      <text:p text:style-name="P3"/>
      <text:p text:style-name="P1">Una arquitectura sagrada.<text:line-break/>No construida por manos, sino tejida por el tiempo y el silencio.<text:line-break/>La escritura con la que la vida ha trazado su firma en el polvo del universo.</text:p>
      <text:p text:style-name="P8"><text:span text:style-name="T2">Un</text:span> libro, <text:s/><text:span text:style-name="T2">que continua siendo</text:span> un misterio.<text:line-break/><text:span text:style-name="T3">Con</text:span> zonas veladas<text:span text:style-name="T2">, </text:span>silencios<text:span text:style-name="T2">,</text:span> <text:span text:style-name="T3">en donde </text:span>podría esconderse el sentido<text:span text:style-name="T2">, </text:span>el propósito.</text:p>
      <text:p text:style-name="P4"><text:span text:style-name="T2">Quizas, </text:span>registra preguntas que aún no sabemos formular.<text:line-break/>Tal vez sea el lugar donde la vida recuerda aquello que nosotros hemos olvidado.</text:p>
      <text:p text:style-name="P4"/>
      <text:p text:style-name="P4"/>
      <text:p text:style-name="Horizontal_20_Line"/>
      <text:p text:style-name="P16">El lugar adonde la vida recuerda aquello que nosotros hemos olvidado.</text:p>
      <text:p text:style-name="P17">Las respuestas a todas las preguntas que aún no sabemos formular.</text:p>
      <text:p text:style-name="P17">El sentido, el propósito.</text:p>
      <text:p text:style-name="P15"><text:soft-page-break/></text:p>
      <text:p text:style-name="P15">Una arquitectura sagrada.</text:p>
      <text:p text:style-name="P15">construida por el tiempo y el silencio.</text:p>
      <text:p text:style-name="P15"/>
      <text:p text:style-name="P15">En donde ha sido registrado, en detalle, el misterio de la creacion.</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30T15:37:13.875000000</meta:creation-date>
    <dc:date>2025-07-31T17:50:34.709000000</dc:date>
    <meta:editing-duration>PT1H32M26S</meta:editing-duration>
    <meta:editing-cycles>3</meta:editing-cycles>
    <meta:generator>LibreOffice/7.3.5.2$Windows_X86_64 LibreOffice_project/184fe81b8c8c30d8b5082578aee2fed2ea847c01</meta:generator>
    <meta:document-statistic meta:table-count="0" meta:image-count="0" meta:object-count="0" meta:page-count="3" meta:paragraph-count="32" meta:word-count="399" meta:character-count="2370" meta:non-whitespace-character-count="1999"/>
  </office:meta>
</office:document-meta>
</file>